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6808e"/>
    </style:style>
    <style:style style:name="P2" style:family="paragraph" style:parent-style-name="Standard">
      <style:paragraph-properties fo:text-align="center" style:justify-single-word="false"/>
      <style:text-properties fo:font-weight="bold" officeooo:paragraph-rsid="0006808e" style:font-weight-asian="bold" style:font-weight-complex="bold"/>
    </style:style>
    <style:style style:name="P3" style:family="paragraph" style:parent-style-name="Standard">
      <style:paragraph-properties fo:text-align="center" style:justify-single-word="false"/>
      <style:text-properties fo:font-weight="bold" officeooo:rsid="0006808e" officeooo:paragraph-rsid="0006808e" style:font-weight-asian="bold" style:font-weight-complex="bold"/>
    </style:style>
    <style:style style:name="P4" style:family="paragraph" style:parent-style-name="Standard">
      <style:paragraph-properties fo:text-align="justify" style:justify-single-word="false"/>
      <style:text-properties fo:font-weight="bold" officeooo:paragraph-rsid="0005663a" style:font-weight-asian="bold"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6808e" officeooo:paragraph-rsid="0006808e"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7114d" officeooo:paragraph-rsid="0007114d"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de" fo:country="DE" fo:font-style="normal" officeooo:rsid="0008900d" officeooo:paragraph-rsid="0008900d" style:font-size-asian="12.25pt" style:font-style-asian="normal" style:font-size-complex="14pt" style:font-style-complex="normal"/>
    </style:style>
    <style:style style:name="P9" style:family="paragraph" style:parent-style-name="Standard">
      <style:paragraph-properties fo:text-align="justify" style:justify-single-word="false"/>
      <style:text-properties fo:language="de" fo:country="DE" officeooo:paragraph-rsid="0005663a"/>
    </style:style>
    <style:style style:name="P10" style:family="paragraph" style:parent-style-name="Standard">
      <style:paragraph-properties fo:text-align="justify" style:justify-single-word="false"/>
      <style:text-properties fo:language="de" fo:country="DE"/>
    </style:style>
    <style:style style:name="P11" style:family="paragraph" style:parent-style-name="Standard">
      <style:paragraph-properties fo:text-align="justify" style:justify-single-word="false"/>
      <style:text-properties fo:language="de" fo:country="DE" officeooo:paragraph-rsid="0007e1eb"/>
    </style:style>
    <style:style style:name="P12" style:family="paragraph" style:parent-style-name="Standard">
      <style:paragraph-properties fo:text-align="center" style:justify-single-word="false"/>
      <style:text-properties fo:font-weight="normal" officeooo:rsid="0006808e" officeooo:paragraph-rsid="0006808e" style:font-weight-asian="normal" style:font-weight-complex="normal"/>
    </style:style>
    <style:style style:name="P13" style:family="paragraph" style:parent-style-name="Standard">
      <style:paragraph-properties fo:text-align="justify" style:justify-single-word="false"/>
      <style:text-properties fo:font-weight="normal" officeooo:rsid="0006808e" officeooo:paragraph-rsid="0006808e" style:font-weight-asian="normal" style:font-weight-complex="normal"/>
    </style:style>
    <style:style style:name="P14" style:family="paragraph" style:parent-style-name="Standard" style:list-style-name="L2">
      <style:paragraph-properties fo:text-align="justify" style:justify-single-word="false"/>
      <style:text-properties fo:font-weight="normal" officeooo:rsid="0006808e" officeooo:paragraph-rsid="0006808e" style:font-weight-asian="normal"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7114d" officeooo:paragraph-rsid="0007114d" style:font-size-asian="10.5pt" style:font-weight-asian="normal" style:font-size-complex="12pt" style:font-weight-complex="normal"/>
    </style:style>
    <style:style style:name="P16" style:family="paragraph" style:parent-style-name="Standard" style:list-style-name="L3">
      <style:paragraph-properties fo:text-align="justify" style:justify-single-word="false"/>
      <style:text-properties officeooo:rsid="0007e1eb" officeooo:paragraph-rsid="0007e1eb"/>
    </style:style>
    <style:style style:name="P17" style:family="paragraph" style:parent-style-name="Standard" style:list-style-name="L3">
      <style:paragraph-properties fo:text-align="justify" style:justify-single-word="false"/>
      <style:text-properties officeooo:paragraph-rsid="0007114d"/>
    </style:style>
    <style:style style:name="P18" style:family="paragraph" style:parent-style-name="Standard">
      <style:paragraph-properties fo:text-align="center" style:justify-single-word="false"/>
      <style:text-properties fo:font-size="22pt" fo:language="de" fo:country="DE" officeooo:rsid="0007e1eb" officeooo:paragraph-rsid="0007e1eb" style:font-size-asian="19.25pt" style:font-size-complex="22pt"/>
    </style:style>
    <style:style style:name="P19" style:family="paragraph" style:parent-style-name="Standard">
      <style:paragraph-properties fo:text-align="center" style:justify-single-word="false"/>
      <style:text-properties fo:font-size="16pt" fo:language="de" fo:country="DE" officeooo:rsid="0008900d" officeooo:paragraph-rsid="0008900d" style:font-size-asian="14pt" style:font-size-complex="16pt"/>
    </style:style>
    <style:style style:name="P20" style:family="paragraph" style:parent-style-name="Standard">
      <style:paragraph-properties fo:text-align="center" style:justify-single-word="false"/>
      <style:text-properties fo:font-size="16pt" fo:language="de" fo:country="DE" fo:font-style="normal" officeooo:rsid="0008900d" officeooo:paragraph-rsid="0008900d" style:font-size-asian="14pt" style:font-style-asian="normal" style:font-size-complex="16pt" style:font-style-complex="normal"/>
    </style:style>
    <style:style style:name="T1" style:family="text">
      <style:text-properties officeooo:rsid="0005663a"/>
    </style:style>
    <style:style style:name="T2" style:family="text">
      <style:text-properties fo:font-style="italic" style:font-style-asian="italic" style:font-style-complex="italic"/>
    </style:style>
    <style:style style:name="T3" style:family="text">
      <style:text-properties fo:font-style="italic" officeooo:rsid="0008900d" style:font-style-asian="italic" style:font-style-complex="italic"/>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05663a" style:font-size-asian="14pt" style:font-weight-asian="bold" style:font-size-complex="14pt" style:font-weight-complex="bold"/>
    </style:style>
    <style:style style:name="T6" style:family="text">
      <style:text-properties fo:language="de" fo:country="DE"/>
    </style:style>
    <style:style style:name="T7" style:family="text">
      <style:text-properties fo:language="de" fo:country="DE" officeooo:rsid="0005663a"/>
    </style:style>
    <style:style style:name="T8" style:family="text">
      <style:text-properties fo:language="de" fo:country="DE" officeooo:rsid="0006808e"/>
    </style:style>
    <style:style style:name="T9" style:family="text">
      <style:text-properties fo:language="de" fo:country="DE" fo:font-weight="bold" style:font-weight-asian="bold" style:font-weight-complex="bold"/>
    </style:style>
    <style:style style:name="T10" style:family="text">
      <style:text-properties fo:language="de" fo:country="DE" fo:font-weight="bold" officeooo:rsid="0005663a" style:font-weight-asian="bold" style:font-weight-complex="bold"/>
    </style:style>
    <style:style style:name="T11" style:family="text">
      <style:text-properties fo:language="de" fo:country="DE" fo:font-weight="bold" officeooo:rsid="0006808e" style:font-weight-asian="bold" style:font-weight-complex="bold"/>
    </style:style>
    <style:style style:name="T12" style:family="text">
      <style:text-properties fo:font-size="12pt" fo:language="de" fo:country="DE" style:text-underline-style="none" fo:font-weight="normal" style:font-size-asian="10.5pt" style:font-weight-asian="normal" style:font-size-complex="12pt" style:font-weight-complex="normal"/>
    </style:style>
    <style:style style:name="T13" style:family="text">
      <style:text-properties fo:font-size="12pt" fo:language="de" fo:country="DE" style:text-underline-style="none" fo:font-weight="normal" officeooo:rsid="0007114d" style:font-size-asian="10.5pt" style:font-weight-asian="normal" style:font-size-complex="12pt" style:font-weight-complex="normal"/>
    </style:style>
    <style:style style:name="T14" style:family="text">
      <style:text-properties fo:font-size="12pt" fo:language="de" fo:country="DE" style:text-underline-style="none" fo:font-weight="normal" officeooo:rsid="0007e1eb" style:font-size-asian="10.5pt" style:font-weight-asian="normal" style:font-size-complex="12pt" style:font-weight-complex="normal"/>
    </style:style>
    <style:style style:name="T15" style:family="text">
      <style:text-properties officeooo:rsid="0008900d"/>
    </style:style>
    <style:style style:name="T16" style:family="text">
      <style:text-properties officeooo:rsid="000a4baa"/>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8">Praktikum <text:span text:style-name="T15">des Moduls</text:span> Robotik</text:p>
      <text:p text:style-name="P19">- Bachelor Informatik -</text:p>
      <text:p text:style-name="P18"/>
      <text:p text:style-name="P18"/>
      <text:p text:style-name="P18"><text:span text:style-name="T15">Programm zur Objekterkennung und -verfolgung mit dem</text:span><text:span text:style-name="T3"> Agilex Scout Mini</text:span><text:span text:style-name="T2"> </text:span></text:p>
      <text:p text:style-name="P18"><text:span text:style-name="T2"/></text:p>
      <text:p text:style-name="P18"><text:span text:style-name="T2"/></text:p>
      <text:p text:style-name="P20">Rinaldo Schuster (IF-00793721)</text:p>
      <text:p text:style-name="P20">Anton Hülß (IF-<text:span text:style-name="T16">00832821</text:span>)</text:p>
      <text:p text:style-name="P20"/>
      <text:p text:style-name="P20"/>
      <text:p text:style-name="P8">betreut durch</text:p>
      <text:p text:style-name="P8">Prof. Dr.-Ing. Habil. Kolja Kühnlenz</text:p>
      <text:p text:style-name="P8"/>
      <text:p text:style-name="P8"/>
      <text:p text:style-name="P8"/>
      <text:p text:style-name="P8">24. Juli 2024</text:p>
      <text:p text:style-name="P8">Sommersemester 202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1. </text:span>Einleitung</text:p>
      <text:p text:style-name="P10">Dieses <text:span text:style-name="T1">Projekt</text:span> ermöglicht es dem <text:span text:style-name="T2">Agilex Scout Mini</text:span>, <text:span text:style-name="T1">mithilfe einer Farberkennung (Rot) einem Zielobjekt autonom zu folgen.</text:span> <text:span text:style-name="T1">Dabei wird mithilfe der Kamera die Distanz zum erkannten Objekt gemessen und anhand der Änderung das erfasste Objekt verfolgt. </text:span></text:p>
      <text:p text:style-name="P10"/>
      <text:p text:style-name="P10"><text:span text:style-name="T5">2. </text:span><text:span text:style-name="T4">Vorbereitung</text:span></text:p>
      <text:p text:style-name="P9"><text:span text:style-name="T1">Um das Projekt zu starten, müssen einige Voraussetzungen erfüllt sein, die im Folgenden aufgelistet werden. Dies wird mithilfe von bereits existierenden ROS2-Knoten umgesetzt, welche jeweils durch die entsprechenden Befehle im Terminal gestartet werden.</text:span></text:p>
      <text:p text:style-name="P9"/>
      <text:p text:style-name="P1"><text:span text:style-name="T6">Chassis des Scout Mini </text:span><text:span text:style-name="T7">aktivier</text:span><text:span text:style-name="T8">en:</text:span></text:p>
      <text:p text:style-name="P1"><text:span text:style-name="T11">ros2 </text:span><text:span text:style-name="T10">launch scout_base scout_mini_base.launch.py</text:span></text:p>
      <text:p text:style-name="P1"><text:span text:style-name="T7"/></text:p>
      <text:p text:style-name="P1"><text:span text:style-name="T7">LIDAR-Sensor aktivieren:</text:span></text:p>
      <text:p text:style-name="P1"><text:span text:style-name="T10">ros2 launch scout_bringup open_ydlidar.launch.py</text:span></text:p>
      <text:p text:style-name="P1"><text:span text:style-name="T7"/></text:p>
      <text:p text:style-name="P1"><text:span text:style-name="T8">SLAM-Toolbox zur Lokalisierung starten (RVIZ2 öffnen):</text:span></text:p>
      <text:p text:style-name="P2"><text:span text:style-name="T8">ros2 launch scout_bringup slam_toolbox.launch.py</text:span></text:p>
      <text:p text:style-name="P2"><text:span text:style-name="T8"/></text:p>
      <text:p text:style-name="P12"><text:span text:style-name="T6">Navigation Stack aktivieren:</text:span></text:p>
      <text:p text:style-name="P3"><text:span text:style-name="T6">ros2 launch nav2_bringup navigation_launch.py</text:span></text:p>
      <text:p text:style-name="P4"><text:span text:style-name="T6"/></text:p>
      <text:p text:style-name="P13"><text:span text:style-name="T6">Weiterhin sind zwei weitere wichtige Punkte zu beachten:</text:span></text:p>
      <text:list text:style-name="L2">
        <text:list-item>
          <text:p text:style-name="P14"><text:span text:style-name="T6">In RVIZ2 den Fixed Frame auf „</text:span><text:span text:style-name="T9">base_link</text:span><text:span text:style-name="T6">“ einstellen (damit das Referenzkoordinatensystem des Roboters verwendet wird)</text:span></text:p>
        </text:list-item>
        <text:list-item>
          <text:p text:style-name="P14"><text:span text:style-name="T6">Nachdem der Roboter manuell an die gewünschte Startposition navigiert wurde, muss zum autonomen Navigieren die Schalterstellung von SWB für die Fernbedienung in der obersten Stellung befinden</text:span></text:p>
        </text:list-item>
      </text:list>
      <text:p text:style-name="P13"><text:span text:style-name="T6"/></text:p>
      <text:p text:style-name="P5"><text:span text:style-name="T6">3. Autonome Navigation starten</text:span></text:p>
      <text:p text:style-name="P15"><text:span text:style-name="T6">Um die automatische Navigation zu starten, muss in das Verzeichnis „</text:span><text:span text:style-name="T9">~/ss24_agilex_project</text:span><text:span text:style-name="T6">“ navigiert werden und das Shell-Skript „</text:span><text:span text:style-name="T9">build.sh</text:span><text:span text:style-name="T6">“ ausgeführt werden.</text:span></text:p>
      <text:p text:style-name="P15"><text:span text:style-name="T6">Das Programm startet nun zunächst die Übertragung der RealSense-Kamera. Wird ein gültiges Objekt (Farbe Rot) erkannt, dann wird dieses mithilfe einer Bounding-Box markiert. Die Distanzänderung des Objekts wird nun anhand der Fläche dieser Bounding-Box geschätzt. Wenn die Schätzung für mehrere aufeinanderfolgende Frames über einen festgelegten Schwellwert fällt, wird ein neuer Zielpunkt erstellt und über einen Publisher an RVIZ2 gesendet. Hierdurch steuert der Agilex Scout Mini automatisch zu dem neu definierten Zielpunkt. </text:span></text:p>
      <text:p text:style-name="P15"><text:span text:style-name="T6"/></text:p>
      <text:p text:style-name="P6"><text:span text:style-name="T6">4. Probleme und Ausblick</text:span></text:p>
      <text:p text:style-name="P15"><text:span text:style-name="T6">Da die Implementierung dieses Projekts lediglich eine Basis zur autonomen Steuerung des Agilex Scout Mini darstellt, existieren einige Limitierungen und Probleme, die mit zukünftiger Arbeit verbessert werden können:</text:span></text:p>
      <text:list text:style-name="L3">
        <text:list-item>
          <text:p text:style-name="P17"><text:span text:style-name="T13">Die aktuelle Farberkennung ist aufgrund inkonsistenter Lichtverhältnisse ziemlich fehleranfällig. </text:span><text:span text:style-name="T14">Hierdurch kann die Navigation stark beeinträchtigt werden. </text:span><text:span text:style-name="T13">Eine mögliche Lösung wäre die Nutzung von maschinellem Lernen zur Erkennung von Personen, </text:span><text:span text:style-name="T14">welche zuverlässiger arbeitet.</text:span></text:p>
        </text:list-item>
        <text:list-item>
          <text:p text:style-name="P16"><text:span text:style-name="T13">D</text:span><text:span text:style-name="T12">ie aktuelle Implementierung benutzt eine einfache Aktualisierung des Ziels durch eine Vorwärtsbewegung in x-Richtung (auf Basis des Roboterkoordinatensystems). Damit der Roboter auch gewünschte Rotationen unternehmen kann, müsste das Setzen des neuen Zielpunkts ebenfalls abhängig von der Position des erkannten Objekts gemacht werden.</text:span></text:p>
        </text:list-item>
        <text:list-item>
          <text:p text:style-name="P16"><text:soft-page-break/><text:span text:style-name="T12">Häufiger Orientierungsverlust des Roboters, was ebenfalls in RVIZ2 beobachtet werden kann, sodass der Roboter außerhalb der Karte ist und dadurch keine neuen Zielpunkte ansteuern kann.</text:span></text:p>
        </text:list-item>
      </text:list>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16:34:53.608000403</meta:creation-date>
    <dc:date>2024-07-24T17:35:58.558689918</dc:date>
    <meta:editing-duration>PT5M14S</meta:editing-duration>
    <meta:editing-cycles>2</meta:editing-cycles>
    <meta:generator>LibreOffice/24.2.4.2$Linux_X86_64 LibreOffice_project/420$Build-2</meta:generator>
    <meta:document-statistic meta:table-count="0" meta:image-count="0" meta:object-count="0" meta:page-count="3" meta:paragraph-count="32" meta:word-count="420" meta:character-count="3248" meta:non-whitespace-character-count="2862"/>
  </office:meta>
</office:document-meta>
</file>